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b994b" officeooo:paragraph-rsid="000b994b"/>
    </style:style>
    <style:style style:name="P2" style:family="paragraph" style:parent-style-name="Preformatted_20_Text">
      <style:text-properties officeooo:rsid="000b994b" officeooo:paragraph-rsid="0086c4b9"/>
    </style:style>
    <style:style style:name="P3" style:family="paragraph" style:parent-style-name="Preformatted_20_Text">
      <style:text-properties officeooo:rsid="000b994b" officeooo:paragraph-rsid="008334fd"/>
    </style:style>
    <style:style style:name="P4" style:family="paragraph" style:parent-style-name="Preformatted_20_Text">
      <style:text-properties officeooo:rsid="000b994b" officeooo:paragraph-rsid="000b994b"/>
    </style:style>
    <style:style style:name="P5" style:family="paragraph" style:parent-style-name="Preformatted_20_Text">
      <style:text-properties officeooo:rsid="000b994b" officeooo:paragraph-rsid="0086c4b9"/>
    </style:style>
    <style:style style:name="P6" style:family="paragraph" style:parent-style-name="Preformatted_20_Text">
      <style:text-properties officeooo:rsid="000b994b" officeooo:paragraph-rsid="008334fd"/>
    </style:style>
    <style:style style:name="P7" style:family="paragraph" style:parent-style-name="Preformatted_20_Text">
      <style:text-properties officeooo:rsid="000b994b" officeooo:paragraph-rsid="002e291f"/>
    </style:style>
    <style:style style:name="P8" style:family="paragraph" style:parent-style-name="Preformatted_20_Text">
      <style:text-properties officeooo:rsid="000b994b" officeooo:paragraph-rsid="004e4f17"/>
    </style:style>
    <style:style style:name="P9" style:family="paragraph" style:parent-style-name="Preformatted_20_Text">
      <style:text-properties officeooo:rsid="000b994b" officeooo:paragraph-rsid="004ed61f"/>
    </style:style>
    <style:style style:name="P10" style:family="paragraph" style:parent-style-name="Preformatted_20_Text">
      <style:text-properties officeooo:rsid="000b994b" officeooo:paragraph-rsid="003052ae"/>
    </style:style>
    <style:style style:name="P11" style:family="paragraph" style:parent-style-name="Preformatted_20_Text">
      <style:text-properties officeooo:rsid="000b994b" officeooo:paragraph-rsid="005a15a2"/>
    </style:style>
    <style:style style:name="P12" style:family="paragraph" style:parent-style-name="Preformatted_20_Text">
      <style:text-properties officeooo:rsid="000b994b" officeooo:paragraph-rsid="005f02d6"/>
    </style:style>
    <style:style style:name="P13" style:family="paragraph" style:parent-style-name="Preformatted_20_Text">
      <style:text-properties officeooo:rsid="000b994b" officeooo:paragraph-rsid="0063deb8"/>
    </style:style>
    <style:style style:name="P14" style:family="paragraph" style:parent-style-name="Preformatted_20_Text">
      <style:text-properties officeooo:rsid="000b994b" officeooo:paragraph-rsid="00688492"/>
    </style:style>
    <style:style style:name="P15" style:family="paragraph" style:parent-style-name="Preformatted_20_Text">
      <style:text-properties officeooo:rsid="000b994b" officeooo:paragraph-rsid="006af7e7"/>
    </style:style>
    <style:style style:name="P16" style:family="paragraph" style:parent-style-name="Preformatted_20_Text">
      <style:text-properties officeooo:rsid="000b994b" officeooo:paragraph-rsid="0071a895"/>
    </style:style>
    <style:style style:name="P17" style:family="paragraph" style:parent-style-name="Preformatted_20_Text">
      <style:text-properties officeooo:rsid="000b994b" officeooo:paragraph-rsid="00733eac"/>
    </style:style>
    <style:style style:name="P18" style:family="paragraph" style:parent-style-name="Preformatted_20_Text">
      <style:text-properties officeooo:rsid="000b994b" officeooo:paragraph-rsid="0073d466"/>
    </style:style>
    <style:style style:name="P19" style:family="paragraph" style:parent-style-name="Preformatted_20_Text">
      <style:text-properties officeooo:rsid="000b994b" officeooo:paragraph-rsid="00755479"/>
    </style:style>
    <style:style style:name="P20" style:family="paragraph" style:parent-style-name="Preformatted_20_Text">
      <style:text-properties officeooo:rsid="000b994b" officeooo:paragraph-rsid="005d19bd"/>
    </style:style>
    <style:style style:name="P21" style:family="paragraph" style:parent-style-name="Preformatted_20_Text">
      <style:text-properties officeooo:paragraph-rsid="002e291f"/>
    </style:style>
    <style:style style:name="P22" style:family="paragraph" style:parent-style-name="Preformatted_20_Text">
      <style:text-properties officeooo:paragraph-rsid="002ed022"/>
    </style:style>
    <style:style style:name="P23" style:family="paragraph" style:parent-style-name="Preformatted_20_Text">
      <style:text-properties officeooo:paragraph-rsid="003052ae"/>
    </style:style>
    <style:style style:name="P24" style:family="paragraph" style:parent-style-name="Preformatted_20_Text">
      <style:text-properties officeooo:paragraph-rsid="00317813"/>
    </style:style>
    <style:style style:name="P25" style:family="paragraph" style:parent-style-name="Preformatted_20_Text">
      <style:text-properties officeooo:paragraph-rsid="0035ef4a"/>
    </style:style>
    <style:style style:name="P26" style:family="paragraph" style:parent-style-name="Preformatted_20_Text">
      <style:text-properties officeooo:paragraph-rsid="003913bf"/>
    </style:style>
    <style:style style:name="P27" style:family="paragraph" style:parent-style-name="Preformatted_20_Text">
      <style:text-properties officeooo:paragraph-rsid="003ab8a3"/>
    </style:style>
    <style:style style:name="P28" style:family="paragraph" style:parent-style-name="Preformatted_20_Text">
      <style:text-properties officeooo:paragraph-rsid="003f2c08"/>
    </style:style>
    <style:style style:name="P29" style:family="paragraph" style:parent-style-name="Preformatted_20_Text">
      <style:paragraph-properties fo:text-align="start" style:justify-single-word="false"/>
      <style:text-properties officeooo:paragraph-rsid="0046c0b1"/>
    </style:style>
    <style:style style:name="P30" style:family="paragraph" style:parent-style-name="Preformatted_20_Text">
      <style:text-properties officeooo:paragraph-rsid="0047adb5"/>
    </style:style>
    <style:style style:name="P31" style:family="paragraph" style:parent-style-name="Preformatted_20_Text">
      <style:text-properties officeooo:paragraph-rsid="0049eaf9"/>
    </style:style>
    <style:style style:name="P32" style:family="paragraph" style:parent-style-name="Preformatted_20_Text">
      <style:text-properties officeooo:paragraph-rsid="004ed61f"/>
    </style:style>
    <style:style style:name="P33" style:family="paragraph" style:parent-style-name="Preformatted_20_Text">
      <style:text-properties officeooo:paragraph-rsid="0050c403"/>
    </style:style>
    <style:style style:name="P34" style:family="paragraph" style:parent-style-name="Preformatted_20_Text">
      <style:text-properties officeooo:rsid="0050c410" officeooo:paragraph-rsid="0050c410"/>
    </style:style>
    <style:style style:name="P35" style:family="paragraph" style:parent-style-name="Preformatted_20_Text">
      <style:text-properties officeooo:rsid="0050c410" officeooo:paragraph-rsid="0051fe94"/>
    </style:style>
    <style:style style:name="P36" style:family="paragraph" style:parent-style-name="Preformatted_20_Text">
      <style:text-properties officeooo:rsid="0056b4b3" officeooo:paragraph-rsid="0056b4b3"/>
    </style:style>
    <style:style style:name="P37" style:family="paragraph" style:parent-style-name="Preformatted_20_Text">
      <style:text-properties officeooo:paragraph-rsid="005a7d64"/>
    </style:style>
    <style:style style:name="P38" style:family="paragraph" style:parent-style-name="Preformatted_20_Text">
      <style:text-properties officeooo:paragraph-rsid="005c8091"/>
    </style:style>
    <style:style style:name="P39" style:family="paragraph" style:parent-style-name="Preformatted_20_Text">
      <style:text-properties officeooo:paragraph-rsid="005d19bd"/>
    </style:style>
    <style:style style:name="P40" style:family="paragraph" style:parent-style-name="Preformatted_20_Text">
      <style:text-properties officeooo:rsid="0060c8c1" officeooo:paragraph-rsid="0060c8c1"/>
    </style:style>
    <style:style style:name="P41" style:family="paragraph" style:parent-style-name="Preformatted_20_Text">
      <style:text-properties officeooo:rsid="0064c978" officeooo:paragraph-rsid="00664087"/>
    </style:style>
    <style:style style:name="P42" style:family="paragraph" style:parent-style-name="Preformatted_20_Text">
      <style:text-properties officeooo:paragraph-rsid="0064c978"/>
    </style:style>
    <style:style style:name="P43" style:family="paragraph" style:parent-style-name="Preformatted_20_Text">
      <style:text-properties officeooo:rsid="0069797b" officeooo:paragraph-rsid="0064c978"/>
    </style:style>
    <style:style style:name="P44" style:family="paragraph" style:parent-style-name="Preformatted_20_Text">
      <style:text-properties officeooo:paragraph-rsid="007c660e"/>
    </style:style>
    <style:style style:name="P45" style:family="paragraph" style:parent-style-name="Preformatted_20_Text">
      <style:text-properties officeooo:rsid="000b994b" officeooo:paragraph-rsid="000b994b"/>
    </style:style>
    <style:style style:name="P46" style:family="paragraph" style:parent-style-name="Preformatted_20_Text">
      <style:text-properties officeooo:rsid="000b994b" officeooo:paragraph-rsid="0086c4b9"/>
    </style:style>
    <style:style style:name="P47" style:family="paragraph" style:parent-style-name="Preformatted_20_Text">
      <style:text-properties officeooo:rsid="000b994b" officeooo:paragraph-rsid="008334fd"/>
    </style:style>
    <style:style style:name="P48" style:family="paragraph" style:parent-style-name="Preformatted_20_Text">
      <style:text-properties officeooo:paragraph-rsid="009459ca"/>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officeooo:rsid="000b994b" style:font-style-asian="italic" style:font-style-complex="italic"/>
    </style:style>
    <style:style style:name="T4" style:family="text">
      <style:text-properties fo:font-style="italic" officeooo:rsid="00664087" style:font-style-asian="italic" style:font-style-complex="italic"/>
    </style:style>
    <style:style style:name="T5" style:family="text">
      <style:text-properties fo:font-style="italic" officeooo:rsid="006ea682" style:font-style-asian="italic" style:font-style-complex="italic"/>
    </style:style>
    <style:style style:name="T6" style:family="text">
      <style:text-properties fo:font-style="italic" officeooo:rsid="0071a895" style:font-style-asian="italic" style:font-style-complex="italic"/>
    </style:style>
    <style:style style:name="T7" style:family="text">
      <style:text-properties fo:font-style="italic" officeooo:rsid="0091d1b0" style:font-style-asian="italic" style:font-style-complex="italic"/>
    </style:style>
    <style:style style:name="T8" style:family="text">
      <style:text-properties fo:font-style="italic" officeooo:rsid="005575a8" style:font-style-asian="italic" style:font-style-complex="italic"/>
    </style:style>
    <style:style style:name="T9" style:family="text">
      <style:text-properties fo:font-style="italic" fo:font-weight="normal" officeooo:rsid="0071a895" style:font-style-asian="italic" style:font-weight-asian="normal" style:font-style-complex="italic" style:font-weight-complex="normal"/>
    </style:style>
    <style:style style:name="T10" style:family="text">
      <style:text-properties officeooo:rsid="000b994b"/>
    </style:style>
    <style:style style:name="T11" style:family="text">
      <style:text-properties fo:font-variant="normal" fo:text-transform="none" style:text-position="0% 100%" fo:font-style="normal" style:text-underline-style="none" fo:font-weight="normal"/>
    </style:style>
    <style:style style:name="T12" style:family="text">
      <style:text-properties fo:font-style="normal" style:font-style-asian="normal" style:font-style-complex="normal"/>
    </style:style>
    <style:style style:name="T13" style:family="text">
      <style:text-properties fo:font-style="normal" officeooo:rsid="000b994b" style:font-style-asian="normal" style:font-style-complex="normal"/>
    </style:style>
    <style:style style:name="T14" style:family="text">
      <style:text-properties fo:font-style="normal" officeooo:rsid="0071a895" style:font-style-asian="normal" style:font-style-complex="normal"/>
    </style:style>
    <style:style style:name="T15" style:family="text">
      <style:text-properties fo:font-style="normal" officeooo:rsid="0091d1b0" style:font-style-asian="normal" style:font-style-complex="normal"/>
    </style:style>
    <style:style style:name="T16" style:family="text">
      <style:text-properties fo:font-style="normal" officeooo:rsid="005575a8" style:font-style-asian="normal" style:font-style-complex="normal"/>
    </style:style>
    <style:style style:name="T17" style:family="text">
      <style:text-properties fo:font-style="normal" officeooo:rsid="009459ca" style:font-style-asian="normal" style:font-style-complex="normal"/>
    </style:style>
    <style:style style:name="T18" style:family="text">
      <style:text-properties fo:font-style="normal" fo:font-weight="normal" officeooo:rsid="0071a895" style:font-style-asian="normal" style:font-weight-asian="normal" style:font-style-complex="normal" style:font-weight-complex="normal"/>
    </style:style>
    <style:style style:name="T19" style:family="text">
      <style:text-properties officeooo:rsid="0021a49f"/>
    </style:style>
    <style:style style:name="T20" style:family="text">
      <style:text-properties officeooo:rsid="002e291f"/>
    </style:style>
    <style:style style:name="T21" style:family="text">
      <style:text-properties officeooo:rsid="00317813"/>
    </style:style>
    <style:style style:name="T22" style:family="text">
      <style:text-properties officeooo:rsid="003913bf"/>
    </style:style>
    <style:style style:name="T23" style:family="text">
      <style:text-properties officeooo:rsid="0040c96c"/>
    </style:style>
    <style:style style:name="T24" style:family="text">
      <style:text-properties officeooo:rsid="0042f3d1"/>
    </style:style>
    <style:style style:name="T25" style:family="text">
      <style:text-properties officeooo:rsid="0049eaf9"/>
    </style:style>
    <style:style style:name="T26" style:family="text">
      <style:text-properties officeooo:rsid="004b9b58"/>
    </style:style>
    <style:style style:name="T27" style:family="text">
      <style:text-properties officeooo:rsid="004d4c75"/>
    </style:style>
    <style:style style:name="T28" style:family="text">
      <style:text-properties officeooo:rsid="004db750"/>
    </style:style>
    <style:style style:name="T29" style:family="text">
      <style:text-properties officeooo:rsid="004e2098"/>
    </style:style>
    <style:style style:name="T30" style:family="text">
      <style:text-properties officeooo:rsid="004ed61f"/>
    </style:style>
    <style:style style:name="T31" style:family="text">
      <style:text-properties officeooo:rsid="00538e16"/>
    </style:style>
    <style:style style:name="T32" style:family="text">
      <style:text-properties officeooo:rsid="005575a8"/>
    </style:style>
    <style:style style:name="T33" style:family="text">
      <style:text-properties officeooo:rsid="0056b4b3"/>
    </style:style>
    <style:style style:name="T34" style:family="text">
      <style:text-properties officeooo:rsid="005de4bf"/>
    </style:style>
    <style:style style:name="T35" style:family="text">
      <style:text-properties fo:font-weight="normal" style:font-weight-asian="normal" style:font-weight-complex="normal"/>
    </style:style>
    <style:style style:name="T36" style:family="text">
      <style:text-properties fo:font-weight="normal" officeooo:rsid="005575a8" style:font-weight-asian="normal" style:font-weight-complex="normal"/>
    </style:style>
    <style:style style:name="T37" style:family="text">
      <style:text-properties fo:font-weight="normal" officeooo:rsid="0062703c" style:font-weight-asian="normal" style:font-weight-complex="normal"/>
    </style:style>
    <style:style style:name="T38" style:family="text">
      <style:text-properties fo:font-weight="normal" officeooo:rsid="006a72ae" style:font-weight-asian="normal" style:font-weight-complex="normal"/>
    </style:style>
    <style:style style:name="T39" style:family="text">
      <style:text-properties fo:font-weight="normal" officeooo:rsid="00688492" style:font-weight-asian="normal" style:font-weight-complex="normal"/>
    </style:style>
    <style:style style:name="T40" style:family="text">
      <style:text-properties fo:font-weight="normal" officeooo:rsid="006d1516" style:font-weight-asian="normal" style:font-weight-complex="normal"/>
    </style:style>
    <style:style style:name="T41" style:family="text">
      <style:text-properties fo:font-weight="normal" officeooo:rsid="0064c978" style:font-weight-asian="normal" style:font-weight-complex="normal"/>
    </style:style>
    <style:style style:name="T42" style:family="text">
      <style:text-properties fo:font-weight="normal" officeooo:rsid="008cc06b" style:font-weight-asian="normal" style:font-weight-complex="normal"/>
    </style:style>
    <style:style style:name="T43" style:family="text">
      <style:text-properties officeooo:rsid="0063deb8"/>
    </style:style>
    <style:style style:name="T44" style:family="text">
      <style:text-properties officeooo:rsid="0064c978"/>
    </style:style>
    <style:style style:name="T45" style:family="text">
      <style:text-properties officeooo:rsid="00664087"/>
    </style:style>
    <style:style style:name="T46" style:family="text">
      <style:text-properties officeooo:rsid="00680949"/>
    </style:style>
    <style:style style:name="T47" style:family="text">
      <style:text-properties officeooo:rsid="00688492"/>
    </style:style>
    <style:style style:name="T48" style:family="text">
      <style:text-properties officeooo:rsid="0069797b"/>
    </style:style>
    <style:style style:name="T49" style:family="text">
      <style:text-properties officeooo:rsid="006a72ae"/>
    </style:style>
    <style:style style:name="T50" style:family="text">
      <style:text-properties officeooo:rsid="006ca161"/>
    </style:style>
    <style:style style:name="T51" style:family="text">
      <style:text-properties officeooo:rsid="006d1516"/>
    </style:style>
    <style:style style:name="T52" style:family="text">
      <style:text-properties officeooo:rsid="006d3803"/>
    </style:style>
    <style:style style:name="T53" style:family="text">
      <style:text-properties officeooo:rsid="006ea682"/>
    </style:style>
    <style:style style:name="T54" style:family="text">
      <style:text-properties officeooo:rsid="006fae04"/>
    </style:style>
    <style:style style:name="T55" style:family="text">
      <style:text-properties officeooo:rsid="0071a895"/>
    </style:style>
    <style:style style:name="T56" style:family="text">
      <style:text-properties officeooo:rsid="0073d466"/>
    </style:style>
    <style:style style:name="T57" style:family="text">
      <style:text-properties officeooo:rsid="00755479"/>
    </style:style>
    <style:style style:name="T58" style:family="text">
      <style:text-properties officeooo:rsid="007f56f4"/>
    </style:style>
    <style:style style:name="T59" style:family="text">
      <style:text-properties officeooo:rsid="0081c349"/>
    </style:style>
    <style:style style:name="T60" style:family="text">
      <style:text-properties officeooo:rsid="00851d47"/>
    </style:style>
    <style:style style:name="T61" style:family="text">
      <style:text-properties officeooo:rsid="0087d87e"/>
    </style:style>
    <style:style style:name="T62" style:family="text">
      <style:text-properties officeooo:rsid="000b994b" fo:background-color="transparent" loext:char-shading-value="0"/>
    </style:style>
    <style:style style:name="T63" style:family="text">
      <style:text-properties officeooo:rsid="0089a7bd" fo:background-color="transparent" loext:char-shading-value="0"/>
    </style:style>
    <style:style style:name="T64" style:family="text">
      <style:text-properties officeooo:rsid="008a9676"/>
    </style:style>
    <style:style style:name="T65" style:family="text">
      <style:text-properties officeooo:rsid="008c59d5"/>
    </style:style>
    <style:style style:name="T66" style:family="text">
      <style:text-properties officeooo:rsid="008d357c"/>
    </style:style>
    <style:style style:name="T67" style:family="text">
      <style:text-properties officeooo:rsid="0091d1b0"/>
    </style:style>
    <style:style style:name="T68" style:family="text">
      <style:text-properties officeooo:rsid="0092f9f1"/>
    </style:style>
  </office:automatic-styles>
  <office:body>
    <office:text text:use-soft-page-breaks="true">
      <office:forms form:automatic-focus="false" form:apply-design-mode="false"/>
      <text:tracked-changes text:track-changes="false">
        <text:changed-region xml:id="ct39275696" text:id="ct39275696">
          <text:deletion>
            <office:change-info>
              <dc:creator>Unknown Author</dc:creator>
              <dc:date>2018-08-18T11:28:00</dc:date>
            </office:change-info>
            <text:p text:style-name="P1">Figure 3. An overview of statistical methods. Analyses begin with broadscale ecological patterns of all wood and leaf samples, then subset to a single host tree species <text:span text:style-name="T1">H. formosana</text:span>, and lastly to the patterns of members of core mycobiome of <text:span text:style-name="T1">H. formosana</text:span> as defined by cooccurrence patterns.</text:p>
          </text:deletion>
        </text:changed-region>
        <text:changed-region xml:id="ct39190848" text:id="ct39190848">
          <text:deletion>
            <office:change-info>
              <dc:creator>Unknown Author</dc:creator>
              <dc:date>2018-08-20T22:23:00</dc:date>
            </office:change-info>
            <text:p text:style-name="P1">4.</text:p>
          </text:deletion>
        </text:changed-region>
        <text:changed-region xml:id="ct39190000" text:id="ct39190000">
          <text:insertion>
            <office:change-info>
              <dc:creator>Unknown Author</dc:creator>
              <dc:date>2018-08-20T22:23:00</dc:date>
            </office:change-info>
          </text:insertion>
        </text:changed-region>
        <text:changed-region xml:id="ct39362032" text:id="ct39362032">
          <text:deletion>
            <office:change-info>
              <dc:creator>Unknown Author</dc:creator>
              <dc:date>2018-08-18T11:35:00</dc:date>
            </office:change-info>
            <text:p text:style-name="P1">Figure 5. Non-metric multidimensional scaling diagram, comparing leaf and wood endophytes of all host trees, using shared species only. Bottom plot has been rescaled in to maximize visibility, two outliers are outside of the figure.</text:p>
          </text:deletion>
        </text:changed-region>
        <text:changed-region xml:id="ct39194848" text:id="ct39194848">
          <text:deletion>
            <office:change-info>
              <dc:creator>Unknown Author</dc:creator>
              <dc:date>2018-08-20T22:23:00</dc:date>
            </office:change-info>
            <text:p text:style-name="P1">6.</text:p>
          </text:deletion>
        </text:changed-region>
        <text:changed-region xml:id="ct39187440" text:id="ct39187440">
          <text:insertion>
            <office:change-info>
              <dc:creator>Unknown Author</dc:creator>
              <dc:date>2018-08-20T22:23:00</dc:date>
            </office:change-info>
          </text:insertion>
        </text:changed-region>
        <text:changed-region xml:id="ct39190320" text:id="ct39190320">
          <text:deletion>
            <office:change-info>
              <dc:creator>Unknown Author</dc:creator>
              <dc:date>2018-08-18T23:02:00</dc:date>
            </office:change-info>
            <text:p text:style-name="P1">Leaf plot has been recentered and rescaled to maximize visibility in upper right, excluding the very unique communities of <text:span text:style-name="T1">Cythea japonica</text:span>.</text:p>
          </text:deletion>
        </text:changed-region>
        <text:changed-region xml:id="ct39364624" text:id="ct39364624">
          <text:deletion>
            <office:change-info>
              <dc:creator>Unknown Author</dc:creator>
              <dc:date>2018-08-20T22:23:00</dc:date>
            </office:change-info>
            <text:p text:style-name="P1">7.</text:p>
          </text:deletion>
        </text:changed-region>
        <text:changed-region xml:id="ct37623872" text:id="ct37623872">
          <text:insertion>
            <office:change-info>
              <dc:creator>Unknown Author</dc:creator>
              <dc:date>2018-08-20T22:23:00</dc:date>
            </office:change-info>
          </text:insertion>
        </text:changed-region>
        <text:changed-region xml:id="ct37624240" text:id="ct37624240">
          <text:deletion>
            <office:change-info>
              <dc:creator>Unknown Author</dc:creator>
              <dc:date>2018-08-18T12:47:00</dc:date>
            </office:change-info>
            <text:p text:style-name="P1">Mantel correlograms of spatial correlation of community dissimilarity of endophyte community. Distance units are meters. Black dots indicate statistical significance. Wood endophytes show weak global distance decay trends. Leaf endophytes do not display global distance decay but have a strong signal of local negative autocorrelation at comparisons around 200 m.</text:p>
          </text:deletion>
        </text:changed-region>
        <text:changed-region xml:id="ct37625408" text:id="ct37625408">
          <text:insertion>
            <office:change-info>
              <dc:creator>Unknown Author</dc:creator>
              <dc:date>2018-08-18T12:47:00</dc:date>
            </office:change-info>
          </text:insertion>
        </text:changed-region>
        <text:changed-region xml:id="ct39190544" text:id="ct39190544">
          <text:deletion>
            <office:change-info>
              <dc:creator>Unknown Author</dc:creator>
              <dc:date>2018-08-20T22:20:00</dc:date>
            </office:change-info>
            <text:p text:style-name="P1">Figure 8. Two PCNM vectors showing patterns of variation of all-host endophyte communities of leaf and wood, plotted over a map of Fushan FDP. Both leaf and wood endophyte communities showed some response to the central hill of the plot.</text:p>
          </text:deletion>
        </text:changed-region>
        <text:changed-region xml:id="ct38674624" text:id="ct38674624">
          <text:deletion>
            <office:change-info>
              <dc:creator>Unknown Author</dc:creator>
              <dc:date>2018-08-18T23:03:00</dc:date>
            </office:change-info>
            <text:p text:style-name="P1">Figure 9. Non-metric multidimensional scaling diagram of leaf endophyte communities. Color indicates community dissimilarity (Bray-Curtis), from a single sample on the central hill of the plot. <text:s/>Dark blue points (BC=1) share no fungal species in common with the hilltop sample, and increase in similarity from yellow to green (BC=0). Leaf plot has been recentered to maximize visibility right, losing 4 samples. Hilltop sample is circled in red on the right.</text:p>
          </text:deletion>
        </text:changed-region>
        <text:changed-region xml:id="ct39234576" text:id="ct39234576">
          <text:insertion>
            <office:change-info>
              <dc:creator>Unknown Author</dc:creator>
              <dc:date>2018-08-20T22:23:00</dc:date>
            </office:change-info>
          </text:insertion>
        </text:changed-region>
        <text:changed-region xml:id="ct39196416" text:id="ct39196416">
          <text:deletion>
            <office:change-info>
              <dc:creator>Unknown Author</dc:creator>
              <dc:date>2018-08-20T22:23:00</dc:date>
            </office:change-info>
            <text:p text:style-name="P2">10.</text:p>
          </text:deletion>
        </text:changed-region>
        <text:changed-region xml:id="ct39196848" text:id="ct39196848">
          <text:insertion>
            <office:change-info>
              <dc:creator>Unknown Author</dc:creator>
              <dc:date>2018-08-20T22:24:00</dc:date>
            </office:change-info>
          </text:insertion>
        </text:changed-region>
        <text:changed-region xml:id="ct39204000" text:id="ct39204000">
          <text:deletion>
            <office:change-info>
              <dc:creator>Unknown Author</dc:creator>
              <dc:date>2018-08-20T22:24:00</dc:date>
            </office:change-info>
            <text:p text:style-name="P1">11.</text:p>
          </text:deletion>
        </text:changed-region>
        <text:changed-region xml:id="ct39206448" text:id="ct39206448">
          <text:insertion>
            <office:change-info>
              <dc:creator>Unknown Author</dc:creator>
              <dc:date>2018-08-20T22:24:00</dc:date>
            </office:change-info>
          </text:insertion>
        </text:changed-region>
        <text:changed-region xml:id="ct39204224" text:id="ct39204224">
          <text:deletion>
            <office:change-info>
              <dc:creator>Unknown Author</dc:creator>
              <dc:date>2018-08-20T22:24:00</dc:date>
            </office:change-info>
            <text:p text:style-name="P3">12.</text:p>
          </text:deletion>
        </text:changed-region>
        <text:changed-region xml:id="ct37624464" text:id="ct37624464">
          <text:insertion>
            <office:change-info>
              <dc:creator>Unknown Author</dc:creator>
              <dc:date>2018-08-20T22:24:00</dc:date>
            </office:change-info>
          </text:insertion>
        </text:changed-region>
        <text:changed-region xml:id="ct38685920" text:id="ct38685920">
          <text:deletion>
            <office:change-info>
              <dc:creator>Unknown Author</dc:creator>
              <dc:date>2018-08-20T22:24:00</dc:date>
            </office:change-info>
            <text:p text:style-name="P3">13</text:p>
          </text:deletion>
        </text:changed-region>
        <text:changed-region xml:id="ct39199392" text:id="ct39199392">
          <text:insertion>
            <office:change-info>
              <dc:creator>Unknown Author</dc:creator>
              <dc:date>2018-08-20T22: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7">Fungal endophytes of plants are ubiquitous and important to host plant health. Fungal wood-inhabiting and foliar endophyte communities from multiple tree hosts were sampled at multiple spatial scales across Fushan forest dynamics plot in northern Taiwan, using culture-free, community DNA amplicon sequencing methods. Fungal endophyte communities were distinct between leaves and wood, but the mycobiomes were highly variable across and within tree species. <text:span text:style-name="T20">Despite this</text:span>, host tree species was <text:span text:style-name="T20">an</text:span> important <text:span text:style-name="T20">predictor</text:span> of mycobiome community-composition. Within a single <text:span text:style-name="T20">common </text:span>tree species, “core” mycobiomes were characterized using cooccurrence analysis. <text:span text:style-name="T20">The patterns of these few species of fungal endophytes appear to explain the host effects observed.</text:span> For wood endophytes, a more consistent, “minimal” core mycobiome coexisted with the host across the extent of the study. For leaf endophytes, the core fungi resembled a more dynamic, “gradient” model of the core microbiome, changing across the topography and distance of the study.</text:p>
      <text:p text:style-name="P1"/>
      <text:p text:style-name="P1">Keywords:</text:p>
      <text:p text:style-name="P1"/>
      <text:p text:style-name="P1">Fungal Endophytes, Microbial ecology, ITS, Plant-fungal interactions, Fushan Subtropical Forest Dynamics Plot, Mycobiome, Core microbiome, PCNM/dbMEM spatial analysis</text:p>
      <text:p text:style-name="P1"/>
      <text:p text:style-name="P1">Introduction</text:p>
      <text:p text:style-name="P1"/>
      <text:p text:style-name="P21"><text:span text:style-name="T10">Microbial community assembly and geographic patterns in microbes remain poorly understood, despite nearly a century of discussion</text:span><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0">(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0">. Host-associated microbes present additional complexity in modeling microbial community assembly, and raise questions concerning fidelity of host-microbe interactions. Rich microbial communities appear to be associated with all multicellular organisms </text:span><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0">(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0">. Microbial community assemblage as an academic topic is important and fascinating, but this topic also takes on a new urgency in the discussion of plant microbiomes and plant health in a changing planet. For many reasons, plant-fungal symbioses are important</text:span><text:reference-mark-start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0">(Malloch et al., 1980; Stukenbrock and McDonald, 2008; Vandenkoornhuyse et al., 2015)</text:span><text:reference-mark-end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0"> and at least as ancient as vascular plants</text:span><text:reference-mark-start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0">(Krings et al., 2007; Redecker et al., 2000)</text:span><text:reference-mark-end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0">. </text:span></text:p>
      <text:p text:style-name="P21"/>
      <text:p text:style-name="P22"><text:span text:style-name="T10"><text:tab/>The potential importance of microbes in adding ecological functions to their hosts </text:span><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0">(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0"> has led some to suggest that multicellular organisms may host core microbiomes </text:span><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0">(Hamady and Knight, 2009; Shade and Handelsman, 2012; Vandenkoornhuyse et al., 2015)</text:span><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0">, which are subsets of important and consistent microbial partners. Initial explorations of plant core microbiomes have been highly controlled </text:span><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0">(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0">. Studies of plant-associated microbiomes in natural settings have rarely been framed in terms of core microbiomes</text:span><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0">(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0">.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0">(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0"> may be useful when carefully applied to long-studied symbioses such as ruminant gut communities </text:span><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0">(Liggenstoffer et al., 2010)</text:span><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0"> or mycorrhizal relationships </text:span><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0">(Malloch et al., 1980; Van Der Heijden and Horton, 2009)</text:span><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0">. This definition may not always serve for describing the other numerous and labyrinthine microbe-host interactions that occur between hosts and microbes. However, other definitions of core microbiomes exist that may be more useful for ecologically modeling microbiomes </text:span><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0">(Hamady and Knight, 2009)</text:span><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0">.</text:span></text:p>
      <text:p text:style-name="P21"><text:soft-page-break/></text:p>
      <text:p text:style-name="P22"><text:span text:style-name="T10"><text:tab/>Fungal endophytes, or fungi that live internally in plant tissues without incurring disease symptoms</text:span><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0">(Wilson, 1995)</text:span><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0">, are an important component of the plant microbiome. They have been shown to be widespread and important to plant health </text:span><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11">(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10">. The endophytic compartment in which they reside is a distinct ecological space, in the sense that very different communities of microbes are observed outside vs. inside plant tissues</text:span><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11">(Bodenhausen et al., 2013; Lundberg et al., 2012; Santamar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10">, at least partly due to host-microbe preferences</text:span><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0">(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0">. Plant organs have been shown to host distinct communities of endophytes </text:span><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11">(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10">. Endophyte communities are also influenced by environmental conditions </text:span><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0">(Arnold and Herre, 2003; Carroll and Carroll, 1978; Zimmerman and Vitousek, 2012)</text:span><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0">, in spite of presumed buffering from environmental stresses by host tissues. Fungal communities are also subject to spatial processes such as dispersal limitation </text:span><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0">(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0"> presumably and at multiple scales </text:span><text:reference-mark-start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10">(Mummey and Rillig, 2008; Norros et al., 2012; Tedersoo et al., 2014)</text:span><text:reference-mark-end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10">. <text:s/>Fungal endophytes, therefore, make ideal systems for studying the interplay of host-microbe interactions, environmental influences, and spatial patterning of both host and microbes in natural settings. <text:s/></text:span></text:p>
      <text:p text:style-name="P22"/>
      <text:p text:style-name="P29"><text:span text:style-name="T10"><text:tab/>It must be acknowledged that plant hosts exert strong influence on community membership of their endophyte community.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0">(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0">. Under this model, microbiomes can totally change across a landscape, with host-interactions mitigating but ultimately not preventing environmentally- and spatially-driven changes in the microbiome. In other words, we hypothesized that a persistent “core” of microbes shared among all members of a plant species does not truly exist in nature, on any meaningful scale. To test this, we compared community composition between wood and leaf fungal endophytes in multiple species of plant host across the landscape of the Fushan Forest Dynamics plot. We examined patterns in the total detected endophyte community of several plant hosts. Delving further within these data, we focused on a single tree host and the spatial patterns of its most strongly associated endophytic fungi. </text:span></text:p>
      <text:p text:style-name="P1"/>
      <text:p text:style-name="P1">Materials and methods</text:p>
      <text:p text:style-name="P1"/>
      <text:p text:style-name="Preformatted_20_Text"><text:span text:style-name="T10">Background/Site: Sampling occurred in summer of 2013 at Fushan forest, in Northeastern Taiwan (24º 45' 40" N, 121º 33' 28" E), which hosts a 25-ha Smithsonian-associated Forest Dynamics Plot (FDP) </text:span><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0">(Losos and Leigh, 2004; Su et al., 2007)</text:span><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0">.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omplex topography of Fushan has been summarized by classification of each 20 m x 20 m quadrat of the FDP into one of seven habitat types, based on aspect, slope, convexity, and elevation (Fig. 1), which are found to influence vegetative communities </text:span><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0">(Su et al., 2010)</text:span><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0">.</text:span></text:p>
      <text:p text:style-name="P1"/>
      <text:p text:style-name="P1">Field methods</text:p>
      <text:p text:style-name="Preformatted_20_Text"><text:soft-page-break/></text:p>
      <text:p text:style-name="Preformatted_20_Text"><text:span text:style-name="T10">Fushan FDP was divided into 9 sub-plots, and subplots were sampled using a nested logarithmic scheme intended to detect dispersal limitation and community turnover </text:span><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0">(Rodrigues et al., 2013)</text:span><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0"> (Fig. <text:s/>2). Sampling of each set of nested points was undertaken in random order. Once sampling of a single set of nested squares had begun, all points within that set of nested points were sampled prior to beginning another. S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m collapsible pole pruner. Identification of host- tree was supplied by survey data from ongoing ecological research at Fushan FDP </text:span><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0">(Su et al., 2007)</text:span><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0">. All plant material was carried to a nearby field station and stored at 4°C for no longer than 5 days before processing.</text:span></text:p>
      <text:p text:style-name="P1"/>
      <text:p text:style-name="P1">Lab methods</text:p>
      <text:p text:style-name="P1"/>
      <text:p text:style-name="Preformatted_20_Text"><text:span text:style-name="T10">Preparation and sequencing of Illumina libraries for leaves and wood were undertaken separately, with differing protocols. Protocols for leaf fungal endophyte amplicon library preparations are given in Vandegrift </text:span><text:reference-mark-start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0">(2016)</text:span><text:reference-mark-end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0">. Protocols for wood endophytes are given in detail in Thomas et al. </text:span><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0">(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0">.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p>
      <text:p text:style-name="P1"/>
      <text:p text:style-name="P1">Bioinformatics</text:p>
      <text:p text:style-name="P1"/>
      <text:p text:style-name="P26"><text:span text:style-name="T10">Details of the bioinformatics pipeline are explained in Thomas et al. </text:span><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0">(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0">. Full scripts are available in supplementary information. Briefly, general bioinformatics protocols followed the USEARCH/UPARSE pipeline version 8.1 </text:span><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0">(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0"> wherever possible. Libraries of leaf and wood fungal endophyte DNA were prepared separately, so to maximize comparability, the reads from both libraries were combined as early as possible in the bioinformatics pipeline, following merging of paired ends. Variance stabilization, the process of maximizing comparability among samples and studies while considering differences in sampling depth, was done using using the DESeq2 and phyloseq packages in R </text:span><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0">(Love et al., 2014; McMurdie and Holmes, 2013)</text:span><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0">,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 </text:span></text:p>
      <text:p text:style-name="P26"/>
      <text:p text:style-name="P27"><text:span text:style-name="T22">Initial taxonomic assignments were assigned to all possible reads in the USEARCH 8.1 UTAX algorithm against the UNITE fungal ITS database </text:span><text:reference-mark-start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11">(Edgar, 2013; Kõljalg et al., 2013)</text:span><text:reference-mark-end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22">. This is a high-throughput method, used here to create an aggregate, “big picture” of the endophytes communities, summarized in figure _____. Because of the low confidence of many of the high-throughput identifications, classes containing less than 1% of total OTUs were not included in this figure, but are available for inspection in scripts. <text:s/>Manual curation of taxonomic calls was then required for members of the core microbiomes. For higher confidence taxonomic calls, members of the wood and leaf core microbiome were assigned taxonomy using the BLAST </text:span><text:reference-mark-start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22">(Altschul et al., 1990)</text:span><text:reference-mark-end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22">, against the UNITE database. See scripts (S1____) for details of this process. </text:span></text:p>
      <text:p text:style-name="P26"/>
      <text:p text:style-name="P26"><text:soft-page-break/></text:p>
      <text:p text:style-name="P1"/>
      <text:p text:style-name="P1">Statistical methods</text:p>
      <text:p text:style-name="P1"/>
      <text:p text:style-name="P1">Overview</text:p>
      <text:p text:style-name="P1"/>
      <text:p text:style-name="P30"><text:span text:style-name="T10">Ecological patterns of the entire fungal community of leaves and wood of all hosts were examined first. <text:s/>Analyses were then focused on patterns in the mycobiome of the most commonly-sampled host tree, </text:span><text:span text:style-name="T3">Helicia</text:span><text:span text:style-name="T13"> </text:span><text:span text:style-name="T3">formosana</text:span><text:span text:style-name="T10">. Finally, host-fungus coccurrence patterns were used to define a core mycobiome that was also examined for ecological patterns (Fig. 3). Statistical analysis was conducted in R Statistical Software, version 3.3.1 </text:span><text:reference-mark-start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0">(R Core Team, 2017)</text:span><text:reference-mark-end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0">, with the vegan </text:span><text:reference-mark-start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10">(Oksanen et al., 2017)</text:span><text:reference-mark-end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10">, phyloseq </text:span><text:reference-mark-start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10">(McMurdie and Holmes, 2013)</text:span><text:reference-mark-end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10">, cooccur </text:span><text:reference-mark-start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0">(Griffith et al., 2016)</text:span><text:reference-mark-end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0">, igraph </text:span><text:reference-mark-start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10">(Csardi and Nepusz, 2006)</text:span><text:reference-mark-end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10"> and ecodist </text:span><text:reference-mark-start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10">(Goslee and Urban, 2007)</text:span><text:reference-mark-end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10"> packages. </text:span></text:p>
      <text:p text:style-name="P30"/>
      <text:p text:style-name="P30"/>
      <text:p text:style-name="P31"><text:span text:style-name="T25">All read abundances in fungal community matrices were transformed to presence/absence (see bioinforamtics, above), so all downstream community analyses were based on this incidence data. Tests and visualizations that required the use of dissimilarity included PERMANOVA and Mantel tests, NMS and Bray-Curtis map visualizations. In all cases endophyte community comparisons were conducted using Bray-Curtis distances </text:span><text:reference-mark-start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25">(Bray and Curtis, 1957; McCune et al., 2002)</text:span><text:reference-mark-end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25">.</text:span></text:p>
      <text:p text:style-name="P1"/>
      <text:p text:style-name="P1">Mycobiome of all hosts</text:p>
      <text:p text:style-name="P1"/>
      <text:p text:style-name="P39"><text:span text:style-name="T10">Dissimilarity of leaf and wood endophyte communities were as a first step modeled and visualized using non- parametric multivariate analysis of variance (NPMANOVA or PERMANOVA) </text:span><text:reference-mark-start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10">(Anderson, 2017, 2001)</text:span><text:reference-mark-end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10">, and non-metric multidimensional scaling (NMS). Following initial comparisons of community composition, all analyses of wood and leaf endophytes were conducted separately, in parallel. Effects of host and environmental variables of vegetative community and topography (Fig. 1) on endophyte communities were modeled individually using PERMANOVA, and results were visualized with NMS when significant. <text:s/></text:span></text:p>
      <text:p text:style-name="P39"/>
      <text:p text:style-name="P20">However, PERMANOVA tests as employed here are not sensitive to the complexities of spatial patterns on the variable landscape of Fushan FDP. For this reason spatially-explicit tests for autcorrelation and correlations with endophyte community composition and environmental data were used.</text:p>
      <text:p text:style-name="P23"/>
      <text:p text:style-name="P24"><text:span text:style-name="T10">Spatial trends in endophyte communities were first explored using multivariate Mantel tests </text:span><text:reference-mark-start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0">(Legendre and Fortin, 1989; Mantel, 1967)</text:span><text:reference-mark-end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0"> of community dissimilarity matrices against physical distance matrices, and visualized with Mantel multivariate correlograms. </text:span></text:p>
      <text:p text:style-name="P24"/>
      <text:p text:style-name="P24"><text:span text:style-name="T10">For greater resolution of spatial trends, distance-based Moran’s eigenvector maps analysis, also known as Principal Components of Neighbor Matrices (PCNM) analysis, was conducted on our sampling scheme. Following the general statistical pipeline recommended by Legendre et al. </text:span><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10">(Borcard et al., 2011; Legendre and Legendre, 2012)</text:span><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10">, endophyte community matrices were Hellinger-transformed </text:span><text:reference-mark-start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10">(Legendre and Gallagher, 2001)</text:span><text:reference-mark-end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10">, and “regressed” using Redundancy analysis (RDA) </text:span><text:reference-mark-start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10">(Buttigieg and Ramette, 2014; Legendre and Gallagher, 2001)</text:span><text:reference-mark-end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10"> against all eigenvecters (“PCNM vectors”) resulting from dbMEM analysis. Stepwise model selection was then used to filter the ecologically informative eigenvectors</text:span><text:reference-mark-start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10">(Oksanen et al., 2017)</text:span><text:reference-mark-end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10">. </text:span></text:p>
      <text:p text:style-name="P25"/>
      <text:p text:style-name="P42"><text:span text:style-name="T21">Eigenanalysis of sampling schemes such as dbMEM/PCNM give a portrait of what patterns can be confidently testing by a given sampling scheme. <text:s/>They are useful in that they can approximate classical linear spatial patterns, but also model other, more complex spatial patterns. These eigenvectors represent a range of spatial patterns that are periodic functions of wavelengths of varying size and direction. </text:span><text:soft-page-break/><text:span text:style-name="T21">As a first filter, only PCNM vectors that are in some way correlated with changes in the community matrix are considered ecologically meaningful and are retained. Following this, if a correlation is found with these PCNM vectors with either between differences in fungal community or with patterns in environmental data, we can infer that these environmental or community differences behave on the landscape somewhat like the PCNM vectors. This is especially true if a large amount of variance in the community matrix or environmental data is explained by a PCNM (i.e. R^2 is high). The wavelengths and shapes of PCNM vectors are often visualized using “bubble” plots, 2-D scatter plot with proportionally sized and colored symbols </text:span><text:reference-mark-start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21">(Borcard et al., 2011)</text:span><text:reference-mark-end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21">( for example, Fig ____ and ____).</text:span></text:p>
      <text:p text:style-name="P28"/>
      <text:p text:style-name="P10">Ecological patterns of interest detected in spatial analysis were further visualized by mapping Bray-Curtis distance of all wood or leaf samples from a single point of interest on maps of the reserve and in NMS ordinations <text:span text:style-name="T34">(Fig. ___ and ____)</text:span>.</text:p>
      <text:p text:style-name="P1"/>
      <text:p text:style-name="P1">Mycobiome of a single host, <text:span text:style-name="T1">Helicia</text:span><text:span text:style-name="T12"> </text:span><text:span text:style-name="T1">formosana</text:span></text:p>
      <text:p text:style-name="P1"/>
      <text:p text:style-name="P1"><text:span text:style-name="T23">To exclude variation in fungal communities</text:span> resulting from <text:span text:style-name="T23">differing </text:span>host tree species, <text:span text:style-name="T49">above analyses were repeated for</text:span> the fungal endophytes of a single host tree, <text:span text:style-name="T1">Helicia</text:span><text:span text:style-name="T12"> </text:span><text:span text:style-name="T1">formosana</text:span> Lour. &amp; Hemsl. This was the host tree for which the most samples (leaves, n=31; wood n=22) were available. Bray-Curtis dissimilarity values resulting from comparison were then plotted onto a map of Fushan FDP.</text:p>
      <text:p text:style-name="P1"/>
      <text:p text:style-name="P1">Core fungi of <text:span text:style-name="T1">Helicia</text:span><text:span text:style-name="T12"> </text:span><text:span text:style-name="T1">formosana</text:span></text:p>
      <text:p text:style-name="P1"/>
      <text:p text:style-name="Preformatted_20_Text"><text:span text:style-name="T10">To test for the presence of a core mycobiome, cooccurrence analysis was conducted on the all-host, all- endophyte species-using a pairwise, probabilistic model </text:span><text:reference-mark-start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10">(Griffith et al., 2016; Veech, 2013)</text:span><text:reference-mark-end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10">.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text:span><text:span text:style-name="T3">H. formosana</text:span><text:span text:style-name="T10"> were used to populate a species composition matrix of just these core species as columns, with rows of just sites where </text:span><text:span text:style-name="T3">H. formosana</text:span><text:span text:style-name="T10">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text:span></text:p>
      <text:p text:style-name="Preformatted_20_Text"/>
      <text:p text:style-name="P1">Results</text:p>
      <text:p text:style-name="P1"/>
      <text:p text:style-name="P1">Mycobiome of all hosts:</text:p>
      <text:p text:style-name="P1"/>
      <text:p text:style-name="P1">Endophyte community composition, wood vs. leaves:</text:p>
      <text:p text:style-name="P1"/>
      <text:p text:style-name="P8">After variance-stabilization, <text:span text:style-name="T26">in the </text:span>the <text:span text:style-name="T28">leaf</text:span> endophyte library <text:span text:style-name="T28">1302</text:span> OTUs <text:span text:style-name="T26">were detected, </text:span>and <text:span text:style-name="T28">2025</text:span> OTUs <text:span text:style-name="T26">in the </text:span>the leaf library (Fig. ___). Both leaf and wood samples were dominated by Ascomycota, but a larger p<text:span text:style-name="T26">roportion</text:span> of wood OTUs matched to Basidiomycota <text:span text:style-name="T28">(10% of leaf OTUs vs. 17% of wood OTUs)</text:span>. <text:s/>This larger percentage of <text:span text:style-name="T29">OTUs identified to </text:span>Basidiomy<text:span text:style-name="T29">cota</text:span> was due mostly to a larger <text:span text:style-name="T29">percentage</text:span> of <text:span text:style-name="T29">OTUs identified to</text:span> Tremellomycetes <text:span text:style-name="T29">(&lt;1% of leaf OTUs vs. 5.6%</text:span> <text:span text:style-name="T29">of</text:span> wood <text:span text:style-name="T29">OTUs) </text:span>(Fig. 4). Within Ascomycota, both leaf and wood samples contained high percentages of <text:span text:style-name="T28">OTUs identified to </text:span>Sordariomycetes <text:span text:style-name="T28">(24% of leaf OTUs vs. 16% of wood OTUs)</text:span>, Dothideomycetes <text:span text:style-name="T28">(20% of leaf OTUs vs. 27% of wood OTUs)</text:span>, and Eurotiomycetes <text:span text:style-name="T28">(7% of leaf OTUs vs. 14% of wood OTUs)</text:span>. <text:span text:style-name="T27">Significant observations of lecanoromycete fungi</text:span> <text:span text:style-name="T27">also occurred, especially in leaves (%18.5 of leaf OTUs vs. %4 of wood OTUs). At the class level 16% of leaf OTUs were unindentified, compared to 10% of wood.</text:span></text:p>
      <text:p text:style-name="P1"/>
      <text:p text:style-name="P1"><text:soft-page-break/>Host effects on endophyte community composition:</text:p>
      <text:p text:style-name="P1"/>
      <text:p text:style-name="P32"><text:span text:style-name="T10">Host species is the strongest single predictor of similarity within both leaf (PERMANOVA, F(33, 89) = </text:span>1.9<text:span text:style-name="T30">5, p &lt; 0.01, R2 =0.42, permutations = 10000) and wood endophyte communities (PERMANOVA, F(29,61) = 1.49, p &lt; 0.01, R2 = 0.42, permutations = 10000) (Fig. _____).</text:span></text:p>
      <text:p text:style-name="P1"/>
      <text:p text:style-name="P1">Environmental effects on endophyte community composition:</text:p>
      <text:p text:style-name="P1"/>
      <text:p text:style-name="P33"><text:span text:style-name="T30">Vegetative community is a weak predictor of similarity in both leaf (PERMANOVA, F(3, 119) = 2.04, p &lt; 0.01, R2 = .05, permutations = 10000) and wood endophyte community (PERMANOVA, F(3,87) = 1.71, p &lt; 0.01, R2 = 0.055, permutations = 10000). Micro-topographic conditions are also weak predictors of similarity in both leaf (PERMANOVA, F(6, 116) = 1.23, p &lt; 0.01, R2 = 0.06, permutations = 10000) and wood endophyte community (PERMANOVA, F(6,84) = </text:span>1.36,<text:span text:style-name="T10"> p &lt; 0.01, R2 = 0.09, permutations = 10000). </text:span></text:p>
      <text:p text:style-name="P9"/>
      <text:p text:style-name="P1">Spatial patterns all-host mycobiomes</text:p>
      <text:p text:style-name="P35"/>
      <text:p text:style-name="P1">Mantel tests:</text:p>
      <text:p text:style-name="P1"/>
      <text:p text:style-name="P1">Wood endophyte community displayed a weak pattern of community-turnover/distance-decay over the entire study area (<text:span text:style-name="T31">global </text:span>Mantel's r = 0.<text:span text:style-name="T31">10</text:span>, p <text:span text:style-name="T31">&lt;</text:span> 0.01) (<text:span text:style-name="T65">Supp </text:span>Fig. ____). Leaf communities displayed no global distance decay relationship (<text:span text:style-name="T31">global </text:span>Mantel's r = -0.01, p = 0.<text:span text:style-name="T31">5</text:span>7), but displayed local negative autocorrelation in comparisons of samples approximately 200 meters apart (Mantel correlogram, <text:span text:style-name="T31">local </text:span>Mantel's r = -0.10, p &lt; 0.05) (<text:span text:style-name="T65">Supp </text:span>Fig. _____<text:span text:style-name="T31">)</text:span> indicating that some portion of these samples at this distance apart contained communities more similar than expected under a null model of complete spatial randomness. <text:span text:style-name="T65">In both wood and leaf endophyte communities of all hosts, Mantel’s r approaches zero in both leaf and wood samples at comparisons around 150 m apart, indicating that positive autcorrelation is undetected beyond this. </text:span></text:p>
      <text:p text:style-name="P1"/>
      <text:p text:style-name="P34"/>
      <text:p text:style-name="P1"/>
      <text:p text:style-name="P1"><text:span text:style-name="T33">All host </text:span>dbMEM analyses</text:p>
      <text:p text:style-name="P1"/>
      <text:p text:style-name="P36">Leaf community: </text:p>
      <text:p text:style-name="P48"><text:span text:style-name="T31">For leaves, our sampling scheme yielded 7 biologically significant PCNM vectors, explaining a combined total of 7.1% of endophyte community variation (Redundancy analysis, constrained inertia = </text:span>0.0<text:span text:style-name="T66">6, Unconstrained inertia = </text:span>0.8<text:span text:style-name="T66">2</text:span>,<text:span text:style-name="T32"> F(7,117) = </text:span>1.25<text:span text:style-name="T32">, P &lt; 0.01) (Supp. Fig. ____). Of these, <text:s/>the smallest scale vectors are uncorrelated with environmental data, and probably indicative of endogenous autocorrelation </text:span><text:reference-mark-start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32">(Borcard et al., 2011)</text:span><text:reference-mark-end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32">, with wavelengths up to 50m. Two mid-range (300m) vectors represented north-south and east-west surface trends, unexplained by environmental data, each predicting approximately 1 % of fungal species variation. Two mid-range leaf PCNM vectors of interest correlate with environmental variables, most strongly with the presence of the steep habitat zone present mostly on the central hill of the plot (Linear model/multiple regression, adj-R2=0.23, F(9,113)=4.95, p &lt; 0.01). The largest scale (500 m) PCNM vector ran in a NE-SW direction, resulting in a partial contrast between the southwest valley and the rest of the plot. It predicted 1.2% of leaf endophyte community variation. It was most strongly explained by the presence of the two vegetation communities dominated by the tree </text:span><text:span text:style-name="T7">Helicia formosana</text:span><text:span text:style-name="T15"> (</text:span><text:span text:style-name="T16">(Linear model/multiple regression, adj-R2=0.</text:span><text:span text:style-name="T17">3</text:span><text:span text:style-name="T16">3, F(9,113)</text:span><text:span text:style-name="T17">=7.68,</text:span><text:span text:style-name="T16"> p &lt; 0.01).</text:span><text:span text:style-name="T32"> For more detailed results and interpretation of PCNM results, see scripts. </text:span></text:p>
      <text:p text:style-name="Preformatted_20_Text"/>
      <text:p text:style-name="P40">Wood community:</text:p>
      <text:p text:style-name="P37"><text:span text:style-name="T31">For wood, our sampling scheme also yielded 5 biologically significant PCNM vectors, </text:span><text:soft-page-break/><text:span text:style-name="T31">explaining 7.5% of variation (Redundancy analysis, constrained inertia = 0.07, Unconstrained inertia = 0.80, F(5,85) = 1.38, P &lt; 0.01). </text:span><text:span text:style-name="T36">Of these, the smallest scale vectors (“PCNMX20” and “PCNMX30”) are probably indicative of endogenous autocorrelation, at a wavelength of 70 m or less. </text:span><text:span text:style-name="T37">The three other PCNM vectors are large- to mid-range, with lengths from 300m to 500m. They correlated with environmental variables, and generally </text:span><text:span text:style-name="T38">point</text:span><text:span text:style-name="T37"> to a contrast between upland and lowland habitat (S</text:span><text:span text:style-name="T42">upp. Fig.</text:span><text:span text:style-name="T37"> ____). </text:span></text:p>
      <text:p text:style-name="P11"/>
      <text:p text:style-name="P12"><text:s/></text:p>
      <text:p text:style-name="P12">Mycobiome of a single host, <text:span text:style-name="T1">Helicia</text:span><text:span text:style-name="T12"> </text:span><text:span text:style-name="T1">formosana</text:span></text:p>
      <text:p text:style-name="P1"/>
      <text:p text:style-name="P15"><text:span text:style-name="T48">When the </text:span>community of endophytes <text:span text:style-name="T43">is constrained to one host, e</text:span>nvironmental variables were not found to directly explain any varianc<text:span text:style-name="T44">e in endophyte community structure (</text:span>PERMANOVA <text:span text:style-name="T45">tests</text:span>, permutations=10000. <text:span text:style-name="T46">Leaf community ~ t</text:span>opography: F(4,26) = 0.<text:span text:style-name="T45">93</text:span>, R2 = 0.1<text:span text:style-name="T46">2, </text:span>p = 0.<text:span text:style-name="T45">66. Leaf community ~ v</text:span>egetative community: F(3,27) = 1.<text:span text:style-name="T45">07</text:span>, R2 = 0.11, <text:s/>p = 0.2<text:span text:style-name="T45">7. W</text:span>ood <text:span text:style-name="T46">community ~ t</text:span>opography: F(4,17) = 1.0<text:span text:style-name="T46">6</text:span>, R2 = 0.20, p = 0.<text:span text:style-name="T46">20. Wood community ~ </text:span>Vegetative community: F(3,18) = 1.0<text:span text:style-name="T46">8</text:span>, R2 = 0.15, p = 0.<text:span text:style-name="T46">19.). <text:s/></text:span></text:p>
      <text:p text:style-name="P13"/>
      <text:p text:style-name="P14">Leaf endophyte community yielded <text:span text:style-name="T50">3</text:span> <text:span text:style-name="T47">ecologically</text:span> significant PCNM<text:span text:style-name="T44">s</text:span> <text:span text:style-name="T50">explaining 13% of community variation </text:span>(RDA, leaves: constrained inertia = 0.0<text:span text:style-name="T50">11</text:span>, Unconstrained inertia = 0.<text:span text:style-name="T51">67</text:span>, F(<text:span text:style-name="T51">2</text:span>,<text:span text:style-name="T51">19</text:span>) = 1.<text:span text:style-name="T51">32</text:span>, P &lt; 0.01<text:span text:style-name="T47">). </text:span><text:span text:style-name="T39">W</text:span><text:span text:style-name="T35">ood endophyte community yielded </text:span><text:span text:style-name="T40">2</text:span><text:span text:style-name="T35"> </text:span><text:span text:style-name="T39">ecologically</text:span><text:span text:style-name="T35"> significant PCNM</text:span><text:span text:style-name="T41">s explaining 12% of community variation </text:span><text:span text:style-name="T35">(RDA, leaves: constrained inertia = 0.</text:span><text:span text:style-name="T40">10</text:span><text:span text:style-name="T35">, Unconstrained inertia = 0.7</text:span><text:span text:style-name="T40">0</text:span><text:span text:style-name="T35">, F(1,29) = 1.78, P &lt; 0.01</text:span><text:span text:style-name="T39">). </text:span><text:span text:style-name="T45">As with the non-spatial PERMANOVA model of </text:span><text:span text:style-name="T4">Helicia</text:span><text:span text:style-name="T45"> endophytes, these PCNMs also do correlate with any available environmental data, in either wood or leaves. </text:span></text:p>
      <text:p text:style-name="P41"><text:span text:style-name="T45">However, both</text:span> wood and leaf communities <text:span text:style-name="T52">show ecologically meaningful</text:span> PCNM vectors <text:span text:style-name="T45">that center on the southwestern valley of the FDP as a place of difference in the </text:span><text:span text:style-name="T4">Helicia</text:span><text:span text:style-name="T45"> mycobiome (Fig. ___). This pattern of dissimilarity is particularly pronounced in the </text:span><text:span text:style-name="T5">Helicia</text:span><text:span text:style-name="T53"> leaf endophyte community when visualized with Bray-Curtis comparisons (Fig. ).</text:span></text:p>
      <text:p text:style-name="P43"/>
      <text:p text:style-name="P1"/>
      <text:p text:style-name="P18">Core fungi of <text:span text:style-name="T1">Helicia</text:span><text:span text:style-name="T12"> </text:span><text:span text:style-name="T1">formosana</text:span></text:p>
      <text:p text:style-name="P1"/>
      <text:p text:style-name="P16"><text:span text:style-name="T55">O</text:span>ut of <text:span text:style-name="T54">1302</text:span> possible fungal OTUs <text:span text:style-name="T55">observed in leaves of all hosts, 426 OTUs were found in </text:span><text:span text:style-name="T6">Helicia </text:span><text:span text:style-name="T14">leaves</text:span><text:span text:style-name="T6">.</text:span><text:span text:style-name="T14"> Of these 12</text:span><text:span text:style-name="T54"> </text:span>showed <text:span text:style-name="T55">strong </text:span>patterns of cooccurrence with <text:span text:style-name="T1">Helicia</text:span><text:span text:style-name="T12"> </text:span><text:span text:style-name="T1">formosana.</text:span> <text:span text:style-name="T55">O</text:span>ut of <text:span text:style-name="T55">2025</text:span> possible fungal OTUs <text:span text:style-name="T55">observed in woody tissue of all hosts, 731 OTUs were found in </text:span><text:span text:style-name="T6">Helicia </text:span><text:span text:style-name="T14">wood</text:span><text:span text:style-name="T6">.</text:span><text:span text:style-name="T14"> Of these 7 OTUs </text:span><text:span text:style-name="T18">showed strong patterns of cooccurrence with </text:span><text:span text:style-name="T9">Helicia</text:span><text:span text:style-name="T18"> </text:span><text:span text:style-name="T9">formosana. </text:span>These fungi were considered members of the <text:span text:style-name="T1">H. formosana</text:span> core mycobiome (Table 1).<text:span text:style-name="T1"> </text:span>Visual inspection of spatial patterns show that leaves within the southern valley of the plot contained relatively high proportions of core fungi (Fig. 12). Wood contained high proportions of core fungi consistently throughout the plot (Fig. 12). </text:p>
      <text:p text:style-name="P17"/>
      <text:p text:style-name="P1"/>
      <text:p text:style-name="P1">Summary comparison</text:p>
      <text:p text:style-name="P1"/>
      <text:p text:style-name="P19">The above analysis compared patterns of community dissimilarity at several levels (Fig. ___, Table 2). <text:s/>Wood and leaf endophytes of all host-trees showed an <text:span text:style-name="T56">similar, very</text:span> high <text:span text:style-name="T56">levels of</text:span> dissimilarity among all samples (all-host leaf endophyte mean BC=0.9<text:span text:style-name="T56">0</text:span>, sd=0.<text:span text:style-name="T56">09</text:span>; wood endophyte mean BC=0.<text:span text:style-name="T56">87</text:span>, sd=0.07). <text:span text:style-name="T1">Helicia</text:span><text:span text:style-name="T12"> </text:span><text:span text:style-name="T1">formosana</text:span> <text:span text:style-name="T57">samples show a lower average level of dissimilarity </text:span>(leaf mean BC=0.<text:span text:style-name="T56">80</text:span>, sd =0.1<text:span text:style-name="T56">1</text:span>; wood mean BC = 0.8<text:span text:style-name="T56">0</text:span>, sd=0.0<text:span text:style-name="T56">6</text:span>). This variation can then be partitioned into two groups: <text:span text:style-name="T56">(1) n</text:span>on-core fungi, <text:span text:style-name="T56">which</text:span> show a <text:span text:style-name="T57">high average </text:span>level of dissimilarity (leaf mean BC=0.8<text:span text:style-name="T57">9</text:span>, sd =0.<text:span text:style-name="T57">08</text:span> ; wood mean BC = 0.8<text:span text:style-name="T57">3</text:span>, sd=0.06), <text:span text:style-name="T56">and</text:span> <text:span text:style-name="T56">(2) </text:span>core fungi, <text:span text:style-name="T57">which</text:span> <text:span text:style-name="T56">show</text:span> a lower mean BC (leaf mean BC=0.<text:span text:style-name="T57">38</text:span>, sd =0.<text:span text:style-name="T57">1</text:span>7; wood mean BC = 0.<text:span text:style-name="T57">39</text:span>, sd=0.17). </text:p>
      <text:p text:style-name="P19"/>
      <text:p text:style-name="P1">Discussion</text:p>
      <text:p text:style-name="P1"><text:soft-page-break/></text:p>
      <text:p text:style-name="P44"><text:span text:style-name="T10">The fungal mycobiomes of trees at Fushan FDP are highly variable, and we uncovered only a small part of the reason for their enormous variability. When all host trees are compared, the average dissimilarity between any two trees is extremely high, (Fig. 13, Table 2). Samples become somewhat more similar on average when constrained to a single host, for wood and leaves, a result of the strong effects of host (Fig. 6) . But we do see an assemblage of fungi,</text:span><text:span text:style-name="T62"> </text:span><text:span text:style-name="T63">12</text:span><text:span text:style-name="T62"> s</text:span><text:span text:style-name="T10">pecies in leaves and </text:span><text:span text:style-name="T63">7</text:span><text:span text:style-name="T10"> in wood, “the core” that behave differently. Removing these fungi from consideration brings the mycobiome of their host, </text:span><text:span text:style-name="T3">H. formosana</text:span><text:span text:style-name="T10">, nearly back to the high background levels of dissimilarity among samples of the entire study, indicating that these may be the species through which host effects are manifested (Fig. ____). <text:s/></text:span></text:p>
      <text:p text:style-name="P44"/>
      <text:p text:style-name="P44"><text:span text:style-name="T10">These two sets of core fungi show differing spatial patterns (Fig. 12). In leaves, these core fungi are most consistently present in the southern valley, and are often completely missing in other areas of the study. In wood, they are more "loyal", and coexist more reliably with </text:span><text:span text:style-name="T3">H</text:span><text:span text:style-name="T10">. </text:span><text:span text:style-name="T3">formosana</text:span><text:span text:style-name="T10"> throughout the plot. This may perhaps be due to the high rate of turnover in leaves, which are flushed mostly sterile </text:span><text:reference-mark-start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10">(Arnold and Herre, 2003)</text:span><text:reference-mark-end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10">, and are shed within 1 to several years, in contrast with the longer lifespan of woody tissues. Applying terminology proposed by Hamady and Knight </text:span><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10">(2009)</text:span><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10">, core woody endophytes here may be best described by the “minimal” core model: they are few in number among a large and highly variable microbiome, but a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span></text:p>
      <text:p text:style-name="P1"/>
      <text:p text:style-name="P38"><text:span text:style-name="T24">Extensive dispersal and disturbance can disrupt the effects of species interactions and beta diversity/local structure in communities and gene pools </text:span><text:reference-mark-start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24">(Cadotte, 2006; Vellend, 2010; Wright, 1940)</text:span><text:reference-mark-end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24">. <text:s/>Here we detected the most stable leaf-endophyte cooccurrence relationships in the relatively sheltered southwestern valley of the FDP (fig ____). Other patterns in the endophyte community at large also point to local topography as important to microbiomes of trees (fig ____, and _____ ). We see that highly local topography and spatial processes may have effect on the microbes of a landscape, disrupting or enabling microbe-host affinities.</text:span></text:p>
      <text:p text:style-name="P38"/>
      <text:p text:style-name="P38"><text:span text:style-name="T24">The presence of a core group of microbes in a host might be considered a kind of stabilization or structuring of a portion of a host’s microbiome, as a result of interactions among hosts and select microbes. When defining core microbiomes in this way, it may be important to consider the different organs of hosts as very different refugia for microbes: here the woody tissues appeared to host a more consistent assemblage of fungi. Similarly, the leaves </text:span><text:span text:style-name="T3">Helicia</text:span><text:span text:style-name="T13"> </text:span><text:span text:style-name="T3">formosana</text:span><text:span text:style-name="T10"> trees in the more sheltered southwestern valley held more consistent microbial communities than in more exposed areas of the plot. This may suggest that even the strongest biological interactions between microbe and host can be disrupted by neutral processes or environmental changes. This implies that for a consistent core microbiome to develop, either local habitat or more persistent host tissue must provide some measure of stability through time and space for local community structuring of microbes to occur.</text:span></text:p>
      <text:p text:style-name="P1"/>
      <text:p text:style-name="P1">Acknowledgements</text:p>
      <text:p text:style-name="P1"/>
      <text:p text:style-name="P1">This project was jointly funded by the USA National Science Foundation and the National Science Council in Taiwan, under the 2013 East Asia and Pacific Summer Institutes program (EAPSI program 12-498). Additional funds for laboratory work 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text:soft-page-break/>Forestry Bureau, and National Taiwan University, and was funded by the Council of Agriculture and National Science Council in Taiwan.</text:p>
      <text:p text:style-name="P1"/>
      <text:p text:style-name="P1"/>
      <text:p text:style-name="P1">-----------------------------------------------------------------------</text:p>
      <text:p text:style-name="P1"/>
      <text:p text:style-name="P1">References</text:p>
      <text:p text:style-name="P1"/>
      <text:p text:style-name="P1">Marti J. Anderson. A new method for non-parametric multivariate analysis of variance. Austral Ecology, 26(1):32–46, 2001.</text:p>
      <text:p text:style-name="P1"/>
      <text:p text:style-name="P1">A Elizabeth Arnold, Luis Carlos Mejía, Damond Kyllo, Enith I Rojas, Zuleyka Maynard, Nancy Robbins, and Edward Allen Herre. Fungal endophytes limit pathogen damage in a tropical tree. Proceedings of the National Academy of Sciences, 100(26):15649–15654, 2003.</text:p>
      <text:p text:style-name="P1"/>
      <text:p text:style-name="P1">Lourens Gerhard Marinus Baas-Becking. Geobiologie; of inleiding tot de milieukunde. 1934.</text:p>
      <text:p text:style-name="P1"/>
      <text:p text:style-name="P1">Natacha Bodenhausen, Matthew W. Horton, and Joy Bergelson. Bacterial communities associated with the leaves and the roots of arabidopsis thaliana. PLOS ONE, 8(2):1–9, 02 2013.</text:p>
      <text:p text:style-name="P1"/>
      <text:p text:style-name="P1">Marc William Cadotte, Dispersal and Species Diversity: A Meta‐ Analysis. The American Naturalist, 167(6):913-924 2006.</text:p>
      <text:p text:style-name="P1"/>
      <text:p text:style-name="P1">Daniel Borcard, François Gillet, and Pierre Legendre. Numerical ecology with r. pages 1–306. <text:s/>Springer, 2011.</text:p>
      <text:p text:style-name="P1"/>
      <text:p text:style-name="P1">J. Roger Bray and J. T. Curtis. An ordination of the upland forest communities of southern wisconsin. <text:s/>Ecological Monographs, 27(4):325–349, 1957.</text:p>
      <text:p text:style-name="P1"/>
      <text:p text:style-name="P1">Pier Luigi Buttigieg and Alban Ramette. A guide to statistical analysis in microbial ecology: a community-focused, living review of multivariate data analyses. FEMS Microbiology Ecology, 90(3):543–550, 2014.</text:p>
      <text:p text:style-name="P1"/>
      <text:p text:style-name="P1">George C. Carroll and Fanny E. Carroll. Studies on the incidence of coniferous needle endophytes in the pacific northwest. Canadian Journal of Botany, 56(24):3034–3043, 1978.</text:p>
      <text:p text:style-name="P1"/>
      <text:p text:style-name="P1">Gabor Csardi and Tamas Nepusz. The igraph software package for complex network research. <text:s/>InterJournal, Complex Systems, 1695(5):1–9, 2006.</text:p>
      <text:p text:style-name="P1"/>
      <text:p text:style-name="P1">Rutger De Wit and Thierry Bouvier. Everything is everywhere, but, the environment selects; what did baas becking and beijerinck really say? Environmental Microbiology, 8(4):755–758, 2006.</text:p>
      <text:p text:style-name="P1"/>
      <text:p text:style-name="P1">Robert Edgar. UPARSE: highly accurate OTU sequences from microbial amplicon reads. Nature Methods, 10(2013):996-998, 2013.</text:p>
      <text:p text:style-name="P1"/>
      <text:p text:style-name="P1">Joseph Edwards, Cameron Johnson, Christian Santos-Medellín, Eugene Lurie, Natraj Kumar Podishetty, Srijak Bhatnagar, Jonathan A Eisen, and Venkatesan Sundaresan. Structure, variation, and assembly of the root-associated microbiomes of rice. Proceedings of the National Academy of Sciences, 112(8):E911–E920, 2015.</text:p>
      <text:p text:style-name="P1"/>
      <text:p text:style-name="P1">Sarah C Goslee, Dean L Urban. The ecodist package for dissimilarity-based analysis of ecological data. Journal of Statistical Software, 22(7):1–19, 2007.</text:p>
      <text:p text:style-name="P1"/>
      <text:p text:style-name="P1">Jessica Green and Brendan J.M. Bohannan. Spatial scaling of microbial biodiversity. <text:soft-page-break/>Trends in Ecology &amp; Evolution, 21(9):501 – 507, 2006.</text:p>
      <text:p text:style-name="P1"/>
      <text:p text:style-name="P1">Daniel M Griffith, Joseph A Veech, Charles J Marsh. cooccur: Probabilistic species co-occurrence analysis in <text:span text:style-name="T19">R</text:span>. J Stat Softw, 69(2):1–17, 2016.</text:p>
      <text:p text:style-name="P1"/>
      <text:p text:style-name="P1">Micah Hamady and Rob Knight. Microbial community profiling for human microbiome projects: Tools, techniques, and challenges. Genome Research, 19(7):1141–1152, 2009.</text:p>
      <text:p text:style-name="P1"/>
      <text:p text:style-name="P1">China A Hanson, Jed A Fuhrman, M Claire Horner-Devine, and Jennifer BH Martiny. Beyond biogeographic patterns: processes shaping the microbial landscape. Nature Reviews Microbiology, 10(7):497–506, 2012.</text:p>
      <text:p text:style-name="P1"/>
      <text:p text:style-name="P1">K. Lindsay Higgins, A. Elizabeth Arnold, Phyllis D. Coley, and Thomas A. Kursar. Communities of fungal endophytes in tropical forest grasses: highly diverse host- and habitat generalists characterized by strong spatial structure. Fungal Ecology, 8:1 – 11, 2014.</text:p>
      <text:p text:style-name="P1"/>
      <text:p text:style-name="P1">Michele T Hoffman and A Elizabeth Arnold. Diverse bacteria inhabit living hyphae of phylogenetically diverse fungal endophytes. Applied and environmental microbiology, 76(12):4063–4075, 2010.</text:p>
      <text:p text:style-name="P1"/>
      <text:p text:style-name="P1">Coreen L. Johnson and James Versalovic. The human microbiome and its potential importance to pediatrics. Pediatrics, 129(5):950–960, 2012.</text:p>
      <text:p text:style-name="P1"/>
      <text:p text:style-name="P1">Steven W. Kembel and Mueller Rebecca C. Plant traits and taxonomy drive host associations in tropical phyllosphere fungal communities. Botany, 92(4):303–311, 2014.</text:p>
      <text:p text:style-name="P1"/>
      <text:p text:style-name="P1">Mincheol Kim, Dharmesh Singh, Ang Lai-Hoe, Rusea Go, Raha Abdul Rahim, Ainuddin A.N., Jongsik Chun, and Jonathan M. Adams. Distinctive phyllosphere bacterial communities in tropical trees. Microbial Ecology, 63(3):674–681, Apr 2012.</text:p>
      <text:p text:style-name="P1"/>
      <text:p text:style-name="P1">U. Kõljalg, R.H. Nilsson, K. Abarenkov, L. Tedersoo, A.F.S. Taylor, M. Bahram, ST. Bates, TD. <text:s/>Bruns, J. Bengtsson-Palme, T.M. Callaghan, B. Douglas, T. Drenkhan, U. Eberhardt, M. <text:s/>Dueñas, T. Grebenc, G.W. Griffith, M. Hartmann, PM. Kirk, P. Kohout, E. Larsson, B.D. <text:s/>Lindahl, R. Lücking, M.P. Martín, P.B. Matheny, N.H. Nguyen, T. Niskanen, J. Oja, K.G. <text:s/>Peay, U. Peintner, M. Peterson, K. Põldmaa, L. Saag, I. Saar, A. Schüßler, J.A. Scott, C. <text:s/>Senés, M.E. Smith, A. Suija, D.L. Taylor, M.T. Telleria, M. Weiß, K-H. Larsson. Towards a unified paradigm for sequence-based identification of Fungi. Molecular Ecology, 22: 5271– 5277, 2013.</text:p>
      <text:p text:style-name="P1"/>
      <text:p text:style-name="P1">Michael Krings, Thomas N. Taylor, Hagen Hass, Hans Kerp, Nora Dotzler, and Elizabeth J. Hermsen. <text:s/>Fungal endophytes in a 400-million-yr-old land plant: infection pathways, spatial distribution, and host responses. New Phytologist, 174(3):648–657, 2007.</text:p>
      <text:p text:style-name="P1"/>
      <text:p text:style-name="P1">Pierre Legendre and Eugene D. Gallagher. Ecologically meaningful transformations for ordination of species data. Oecologia, 129(2):271–280, 2001. <text:s/>Pierre Legendre and Loic FJ Legendre. Numerical ecology, volume 24. Elsevier, 2012.</text:p>
      <text:p text:style-name="P1"/>
      <text:p text:style-name="P1">Audra S Liggenstoffer, Noha H Youssef, MB Couger, and Mostafa S Elshahed. Phylogenetic diversity and community structure of anaerobic gut fungi (phylum neocallimastigomycota) in ruminant and non-ruminant herbivores. The ISME journal, 4(10):1225–1235, 2010.</text:p>
      <text:p text:style-name="P1"/>
      <text:p text:style-name="P1">Michael I. Love, Wolfgang Huber, Simon Anders. Moderated estimation of fold change and dispersion for RNA-seq data with DESeq2. Genome Biology, 15(12):550, 2014.</text:p>
      <text:p text:style-name="P1"/>
      <text:p text:style-name="P1"><text:soft-page-break/>E.C. Losos, E. G. Leigh EG Jr, (Eds.). Tropical forest diversity and dynamism: Findings from a large- scale plot network. Chicago, IL: University of Chicago Press.</text:p>
      <text:p text:style-name="P1"/>
      <text:p text:style-name="P1">Derek S Lundberg, Sarah L Lebeis, Sur Herrera Paredes, Scott Yourstone, Jase Gehring, Stephanie Malfatti, Julien Tremblay, Anna Engelbrektson, Victor Kunin, Tijana Glavina Del Rio, et al. <text:s/>Defining the core arabidopsis thaliana root microbiome. Nature, 488(7409):86–90, 2012.</text:p>
      <text:p text:style-name="P1"/>
      <text:p text:style-name="P1">DW Malloch, KA Pirozynski, and PH Raven. Ecological and evolutionary significance of mycorrhizal symbioses in vascular plants (a review). Proceedings of the National Academy of Sciences, 77(4):2113–2118, 1980.</text:p>
      <text:p text:style-name="P1"/>
      <text:p text:style-name="P1">Nathan Mantel. The detection of disease clustering and a generalized regression approach. Cancer Research, 27(2 Part 1):209–220, 1967.</text:p>
      <text:p text:style-name="P1"/>
      <text:p text:style-name="P1">Jennifer B Hughes Martiny, Brendan JM Bohannan, James H Brown, Robert K Colwell, Jed A Fuhrman, Jessica L Green, M Claire Horner-Devine, Matthew Kane, Jennifer Adams Krumins, Cheryl R Kuske, et al. Microbial biogeography: putting microorganisms on the map. <text:s/>Nature Reviews Microbiology, 4(2):102–112, 2006.</text:p>
      <text:p text:style-name="P1"/>
      <text:p text:style-name="P1">Paul J. McMurdie and Susan Holmes. phyloseq: An r package for reproducible interactive analysis and graphics of microbiome census data. PLOS ONE, 8(4):1–11, 04 2013.</text:p>
      <text:p text:style-name="P1"/>
      <text:p text:style-name="P1">Luis C. Mejí-a, Enith I. Rojas, Zuleyka Maynard, Sunshine Van Bael, A. Elizabeth Arnold, Prakash Hebbar, Gary J. Samuels, Nancy Robbins, and Edward Allen Herre. Endophytic fungi as biocontrol agents of theobroma cacao pathogens. Biological Control, 46(1):4 – 14, 2008. <text:s/>Special Issue: Endophytes.</text:p>
      <text:p text:style-name="P1"/>
      <text:p text:style-name="P1">Diana R. Nemergut, Steven K. Schmidt, Tadashi Fukami, Sean P. O’Neill, Teresa M. Bilinski, Lee F. <text:s/>Stanish, Joseph E. Knelman, John L. Darcy, Ryan C. Lynch, Phillip Wickey, and Scott Ferrenberg. Patterns and processes of microbial community assembly. Microbiology and Molecular Biology Reviews, 77(3):342–356, 2013.</text:p>
      <text:p text:style-name="P1"/>
      <text:p text:style-name="P1">Jari Oksanen, F. Guillaume Blanchet, Michael Friendly, Roeland Kindt, Pierre Legendre, Dan McGlinn, Peter R. Minchin, R. B. O’Hara, Gavin L. Simpson, Peter Solymos, M. Henry H. <text:s/>Stevens, Eduard Szoecs, and Helene Wagner. vegan: Community Ecology Package, 2017. R package version 2.4-2.</text:p>
      <text:p text:style-name="P1"/>
      <text:p text:style-name="P1">Giles ED Oldroyd. Speak, friend, and enter: signalling systems that promote beneficial symbiotic associations in plants. Nature Reviews Microbiology, 11(4):252–263, 2013.</text:p>
      <text:p text:style-name="P1"/>
      <text:p text:style-name="P1">Kabir G. Peay, Matteo Garbelotto, and Thomas D. Bruns. Evidence of dispersal limitation in soil microorganisms: Isolation reduces species richness on mycorrhizal tree islands. Ecology, 91(12):3631–3640, 2010.</text:p>
      <text:p text:style-name="P1"/>
      <text:p text:style-name="P1">Derek Peršoh. Factors shaping community structure of endophytic fungi–evidence from the pinus- viscum-system. Fungal Diversity, 60(1):55–69, 2013.</text:p>
      <text:p text:style-name="P1"/>
      <text:p text:style-name="P1">Andrea Porras-Alfaro and Paul Bayman. Hidden fungi, emergent properties: endophytes and microbiomes. Annual review of phytopathology, 49:291–315, 2011.</text:p>
      <text:p text:style-name="P1"/>
      <text:p text:style-name="P1">Dirk Redecker, Robin Kodner, and Linda E. Graham. Glomalean fungi from the ordovician. Science, 289(5486):1920–1921, 2000.</text:p>
      <text:p text:style-name="P1"/>
      <text:p text:style-name="P1">Jorge L. M. Rodrigues, Vivian H. Pellizari, Rebecca Mueller, Kyunghwa Baek, Ederson da C. Jesus, Fabiana S. Paula, Babur Mirza, George S. Hamaoui, Siu Mui Tsai, <text:soft-page-break/>Brigitte Feigl, James M. <text:s/>Tiedje, Brendan J. M. Bohannan, and Klaus NÃ¼sslein. Conversion of the amazon rainforest to agriculture results in biotic homogenization of soil bacterial communities. Proceedings of the National Academy of Sciences, 110(3):988–993, 2013.</text:p>
      <text:p text:style-name="P1"/>
      <text:p text:style-name="P1">R. J. Rodriguez, J. F. White Jr, A. E. Arnold, and R. S. Redman. Fungal endophytes: diversity and functional roles. New Phytologist, 182(2):314–330, 2009.</text:p>
      <text:p text:style-name="P1"/>
      <text:p text:style-name="P1">Eugene Rosenberg, Gil Sharon, Ilil Atad, and Ilana Zilber-Rosenberg. The evolution of animals and plants via symbiosis with microorganisms. Environmental Microbiology Reports, 2(4):500– 506, 2010.</text:p>
      <text:p text:style-name="P1"/>
      <text:p text:style-name="P1">Johanna Santamaría and Paul Bayman. Fungal epiphytes and endophytes of coffee leaves (Coffea arabica). Microbial Ecology, 50(1):1–8, 2005.</text:p>
      <text:p text:style-name="P1"/>
      <text:p text:style-name="P1">Barbara Schulz, Anne-Katrin Römmerta, Ulrike Dammanna, Hans-Jürgen Aust, and Dieter Strack. The endophyte-host interaction: a balanced antagonism? Mycological Research, 103(10):1275 – 1283, 1999.</text:p>
      <text:p text:style-name="P1"/>
      <text:p text:style-name="P1">Eva H Stukenbrock and Bruce A McDonald. The origins of plant pathogens in agro-ecosystems. Annu. <text:s/>Rev. Phytopathol., 46:75–100, 2008.</text:p>
      <text:p text:style-name="P1"/>
      <text:p text:style-name="P1">Sheng-Hsin Su, CH Chang-Yang, CL Lu, CC Tsui, TT Lin, CL Lin, WL Chiou, LH Kuan, ZS Chen, and CF Hsieh. Fushan subtropical forest dynamics plot: tree species characteristics and distribution patterns. Taiwan Forestry Research Institude, 2007.</text:p>
      <text:p text:style-name="P1"/>
      <text:p text:style-name="P1">Sheng-Hsin Su, Chang-Fu Hsieh, Chia-Hao Chang-Yang, Chia-Ling Lu, Biing T Guan, et al. Micro- topographic differentiation of the tree species composition in a subtropical submontane rainforest in northeastern taiwan. Taiwan J For Sci, 25(1):63–80, 2010.</text:p>
      <text:p text:style-name="P1"/>
      <text:p text:style-name="P1">Osamu Tateno, Dai Hirose, Takashi Osono, and Hiroshi Takeda. Beech cupules share endophytic fungi with leaves and twigs. Mycoscience, 56(3):252 – 256, 2015.</text:p>
      <text:p text:style-name="P1"/>
      <text:p text:style-name="P1">Daniel Thomas, Graham Bailes, Roo Vandegrift, and B. A. Roy. Understanding and mitigating some limitations of Illumina© MiSeq for environmental sequencing of fungi. Preprint: bioRxiv 184960; doi: https://doi.org/10.1101/184960, 2017.</text:p>
      <text:p text:style-name="P1"/>
      <text:p text:style-name="P1">Marcel G. A. Van Der Heijden and Thomas R. Horton. Socialism in soil? the importance of mycorrhizal fungal networks for facilitation in natural ecosystems. Journal of Ecology, 97(6):1139–1150, 2009.</text:p>
      <text:p text:style-name="P1"/>
      <text:p text:style-name="P1">Andrew W Roo Vandegrift. Ecological Roles of Fungal Endophytes. PhD thesis, University of Oregon, 2016.</text:p>
      <text:p text:style-name="P1"/>
      <text:p text:style-name="P1">Philippe Vandenkoornhuyse, Achim Quaiser, Marie Duhamel, Amandine Le Van, and Alexis Dufresne. The importance of the microbiome of the plant holobiont. New Phytologist, 206(4):1196–1206, 2015. 2014-18496.</text:p>
      <text:p text:style-name="P1"/>
      <text:p text:style-name="P1">Joseph A. Veech. A probabilistic model for analysing species co-occurrence. Global Ecology and Biogeography, 22(2):252–260, 2013.</text:p>
      <text:p text:style-name="P1"/>
      <text:p text:style-name="P1">Mark Vellend. Conceptual Synthesis in Community Ecology. The Quarterly Review of Biology, 85(2)183-206, 2010.</text:p>
      <text:p text:style-name="P1"/>
      <text:p text:style-name="P1">Muthusubramanian Venkateshwaran, Jeremy D Volkening, Michael R Sussman, and Jean-Michel Ané. <text:s/>Symbiosis and the social network of higher plants. Current Opinion in Plant Biology, 16(1):118 – 127, 2013. Growth and development.</text:p>
      <text:p text:style-name="P1"><text:soft-page-break/></text:p>
      <text:p text:style-name="P1">Dennis Wilson. Endophyte: the evolution of a term, and clarification of its use and definition. Oikos, pages 274–276, 1995.</text:p>
      <text:p text:style-name="P1"/>
      <text:p text:style-name="P1">Claire Woodward, Lee Hansen, Fleur Beckwith, Regina S. Redman, and Rusty J. Rodriguez. <text:s/>Symbiogenics: An epigenetic approach to mitigating impacts of climate change on plants. <text:s/>HortScience, 47(6):699–703, 2012.</text:p>
      <text:p text:style-name="P1"/>
      <text:p text:style-name="P1">Sewall Wright. Breeding Structure of Populations in Relation to Speciation. The American Naturalist, 74(752):232-248, 1940.</text:p>
      <text:p text:style-name="P1"/>
      <text:p text:style-name="P1">Naupaka B Zimmerman and Peter M Vitousek. Fungal endophyte communities reflect environmental structuring across a Hawaiian landscape. Proceedings of the National Academy of Sciences, 109(32):13022–13027, 2012.</text:p>
      <text:p text:style-name="P1"/>
      <text:p text:style-name="P1">Captions</text:p>
      <text:p text:style-name="P1"/>
      <text:p text:style-name="P1">Figure 1. Left: topographic map of the Fushan FDP with the four vegetation types as classified by Su et al. ( 2007). Right: map of the habitat type, a composite classification based on microtopographic characteristics of quadrats, defined by Su et al. (2010). The units of the coordinates and contours are in meters, with quadrats at 20x20m scale. Figures reproduced with permission from authors.</text:p>
      <text:p text:style-name="P1"/>
      <text:p text:style-name="Preformatted_20_Text"><text:span text:style-name="T10">Figure 2. Left - An overview of nested-squares, logarithmic sampling scheme Vandegrift </text:span><text:reference-mark-start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10">(2016)</text:span><text:reference-mark-end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10">. <text:s/>Vertices of squares are sample sites. Units are meters. Right - Perspective diagram of Fushan Forest Dynamics Plot </text:span><text:reference-mark-start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10">(Su et al., 2010)</text:span><text:reference-mark-end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10">. Figures reproduced with permission from authors.</text:span></text:p>
      <text:p text:style-name="P1"/>
      <text:p text:style-name="P1"><text:change text:change-id="ct39275696"/></text:p>
      <text:p text:style-name="P1"/>
      <text:p text:style-name="P1">Figure <text:change text:change-id="ct39190848"/><text:change-start text:change-id="ct39190000"/>-<text:span text:style-name="T64">3.</text:span><text:change-end text:change-id="ct39190000"/> <text:span text:style-name="T58">Class-level o</text:span>verview of taxonomic composition of wood and leaf librarie<text:span text:style-name="T58">s, from all trees sampled. Proportions are out of total OTUs observed in each plant organ: 2025 OTUs in wood, 1302 in leaves. </text:span></text:p>
      <text:p text:style-name="P1"/>
      <text:p text:style-name="P1"><text:change text:change-id="ct39362032"/><text:s/></text:p>
      <text:p text:style-name="P1"/>
      <text:p text:style-name="P1">Figure <text:change text:change-id="ct39194848"/><text:change-start text:change-id="ct39187440"/><text:span text:style-name="T64">4.</text:span><text:change-end text:change-id="ct39187440"/> Non-metric multidimensional scaling diagram of endophyte communities, with all tree hosts that were sampled at least 3 times. <text:change text:change-id="ct39190320"/></text:p>
      <text:p text:style-name="P1"/>
      <text:p text:style-name="P1">Figure <text:change text:change-id="ct39364624"/><text:change-start text:change-id="ct37623872"/><text:span text:style-name="T64">5.</text:span><text:change-end text:change-id="ct37623872"/> <text:change text:change-id="ct37624240"/><text:change-start text:change-id="ct37625408"/><text:s/><text:span text:style-name="T59">Move to supplementary</text:span><text:change-end text:change-id="ct37625408"/></text:p>
      <text:p text:style-name="P1"/>
      <text:p text:style-name="P1"><text:change text:change-id="ct39190544"/></text:p>
      <text:p text:style-name="P1"/>
      <text:p text:style-name="P1"><text:change text:change-id="ct38674624"/></text:p>
      <text:p text:style-name="P1"/>
      <text:p text:style-name="P2">Figure <text:change-start text:change-id="ct39234576"/>-<text:change-end text:change-id="ct39234576"/><text:change text:change-id="ct39196416"/><text:change-start text:change-id="ct39196848"/><text:span text:style-name="T64">6</text:span><text:change-end text:change-id="ct39196848"/> Two PCNM vectors showing patterns of variation <text:span text:style-name="T60">in endophyte communities </text:span>of <text:span text:style-name="T60">a </text:span>single host-tree <text:span text:style-name="T60">species</text:span>, <text:span text:style-name="T1">Helicia</text:span><text:span text:style-name="T12"> </text:span><text:span text:style-name="T1">formosana</text:span>. <text:span text:style-name="T60">Size and color of bubble show differences in community predicted by this spatial pattern. For some significant subset of the total endophytes species sampled, sites with large black circles contain very different fungal species assemblages than sites with large white circles. Here, b</text:span>oth leaf and wood endophyte communities display dissimilarity between the plot at large and the southern valley. <text:span text:style-name="T61">Full arrays of ecologically significant PCNM vectors are provided in Fig. S__ . </text:span></text:p>
      <text:p text:style-name="P1"/>
      <text:p text:style-name="P1">Figure <text:change text:change-id="ct39204000"/><text:change-start text:change-id="ct39206448"/><text:span text:style-name="T64">7</text:span><text:change-end text:change-id="ct39206448"/> Map of Bray-Curtis dissimilarity values over the Fushan FDP, resulting from comparisons between red circled point all other <text:span text:style-name="T1">Helicia</text:span><text:span text:style-name="T12"> </text:span><text:span text:style-name="T1">formosana</text:span> samples. Dark blue points (BC=1) share no fungal species in common with the circled sample, and increase in similarity from yellow to green</text:p>
      <text:p text:style-name="P1">(BC=0).</text:p>
      <text:p text:style-name="P1"/>
      <text:p text:style-name="P3">Figure <text:change text:change-id="ct39204224"/><text:change-start text:change-id="ct37624464"/><text:span text:style-name="T64">8</text:span><text:change-end text:change-id="ct37624464"/> Map of Bray-Curtis dissimilarity values over the Fushan FDP, resulting from comparisons between all <text:span text:style-name="T1">H</text:span>. <text:span text:style-name="T1">formosana</text:span> points and the core fungi of the <text:span text:style-name="T1">H</text:span>. <text:span text:style-name="T1">formosana</text:span>. Dark blue points (BC=1) contain no species from this set of core fungi, and increase in similarity from yellow to green (BC=0, 100% of core fungi present).</text:p>
      <text:p text:style-name="P3"/>
      <text:p text:style-name="P3">Figure <text:change text:change-id="ct38685920"/><text:change-start text:change-id="ct39199392"/><text:span text:style-name="T64">9</text:span><text:change-end text:change-id="ct39199392"/>. Distribution of Bray-Curtis dissimilarity among sample comparisons of all hosts, and of <text:span text:style-name="T1">Helicia</text:span><text:span text:style-name="T12"> </text:span><text:span text:style-name="T1">formosana</text:span>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1T23:04:28.416573945</dc:date>
    <meta:editing-duration>P1DT7H26M37S</meta:editing-duration>
    <meta:editing-cycles>42</meta:editing-cycles>
    <meta:generator>LibreOffice/5.1.6.2$Linux_X86_64 LibreOffice_project/10m0$Build-2</meta:generator>
    <meta:document-statistic meta:table-count="0" meta:image-count="0" meta:object-count="0" meta:page-count="14" meta:paragraph-count="141" meta:word-count="6566" meta:character-count="44409" meta:non-whitespace-character-count="37958"/>
    <meta:user-defined meta:name="ZOTERO_PREF_1">&lt;data data-version="3" zotero-version="5.0.53"&gt;&lt;session id="MzosJXli"/&gt;&lt;style id="http://www.zotero.org/styles/fungal-ecology" hasBibliography="1" bibliographyStyleHasBeenSet="0"/&gt;&lt;prefs&gt;&lt;pref name="fieldType" value="ReferenceMark"/&gt;&lt;/prefs&gt;&lt;/data&gt;</meta:user-defined>
  </office:meta>
</office:document-meta>
</file>